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3029" calcext:value-type="float">
            <text:p>3029</text:p>
          </table:table-cell>
          <table:table-cell office:value-type="float" office:value="3021" calcext:value-type="float">
            <text:p>3021</text:p>
          </table:table-cell>
          <table:table-cell table:formula="of:=[.A1]/[.B1]" office:value-type="float" office:value="1.00264812975836" calcext:value-type="float">
            <text:p>1.00264812975836</text:p>
          </table:table-cell>
          <table:table-cell table:number-columns-repeated="2"/>
          <table:table-cell office:value-type="float" office:value="3029.663" calcext:value-type="float">
            <text:p>3029.663</text:p>
          </table:table-cell>
          <table:table-cell office:value-type="float" office:value="3022" calcext:value-type="float">
            <text:p>3022</text:p>
          </table:table-cell>
          <table:table-cell table:formula="of:=[.F1]/[.G1]" office:value-type="float" office:value="1.00253573792191" calcext:value-type="float">
            <text:p>1.0025357379219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*[.$C$1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formula="of:=[.$H$1]*[.G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4]*[.$C$1]" office:value-type="float" office:value="113.299238662694" calcext:value-type="float">
            <text:p>113.2992386626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atherine</text:p>
          </table:table-cell>
          <table:table-cell office:value-type="float" office:value="322" calcext:value-type="float">
            <text:p>322</text:p>
          </table:table-cell>
          <table:table-cell table:formula="of:=[.$H$1]*[.G4]" office:value-type="float" office:value="322.816507610854" calcext:value-type="float">
            <text:p>322.81650761085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5]*[.$C$1]" office:value-type="float" office:value="227.601125455147" calcext:value-type="float">
            <text:p>227.60112545514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aly Waters</text:p>
          </table:table-cell>
          <table:table-cell office:value-type="float" office:value="588" calcext:value-type="float">
            <text:p>588</text:p>
          </table:table-cell>
          <table:table-cell table:formula="of:=[.$H$1]*[.G5]" office:value-type="float" office:value="589.491013898081" calcext:value-type="float">
            <text:p>589.49101389808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6]*[.$C$1]" office:value-type="float" office:value="317.8394571334" calcext:value-type="float">
            <text:p>317.839457133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ennant Creek</text:p>
          </table:table-cell>
          <table:table-cell office:value-type="float" office:value="987" calcext:value-type="float">
            <text:p>987</text:p>
          </table:table-cell>
          <table:table-cell table:formula="of:=[.$H$1]*[.G6]" office:value-type="float" office:value="989.502773328921" calcext:value-type="float">
            <text:p>989.50277332892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A7]*[.$C$1]" office:value-type="float" office:value="422.114862628269" calcext:value-type="float">
            <text:p>422.11486262826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Barrow Creek</text:p>
          </table:table-cell>
          <table:table-cell office:value-type="float" office:value="1207" calcext:value-type="float">
            <text:p>1207</text:p>
          </table:table-cell>
          <table:table-cell table:formula="of:=[.$H$1]*[.G7]" office:value-type="float" office:value="1210.06063567174" calcext:value-type="float">
            <text:p>1210.0606356717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A8]*[.$C$1]" office:value-type="float" office:value="497.313472360146" calcext:value-type="float">
            <text:p>497.31347236014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Alice Springs</text:p>
          </table:table-cell>
          <table:table-cell office:value-type="float" office:value="1493" calcext:value-type="float">
            <text:p>1493</text:p>
          </table:table-cell>
          <table:table-cell table:formula="of:=[.$H$1]*[.G8]" office:value-type="float" office:value="1496.78585671741" calcext:value-type="float">
            <text:p>1496.7858567174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A9]*[.$C$1]" office:value-type="float" office:value="584.543859649123" calcext:value-type="float">
            <text:p>584.54385964912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Kulgera</text:p>
          </table:table-cell>
          <table:table-cell office:value-type="float" office:value="1765" calcext:value-type="float">
            <text:p>1765</text:p>
          </table:table-cell>
          <table:table-cell table:formula="of:=[.$H$1]*[.G9]" office:value-type="float" office:value="1769.47557743216" calcext:value-type="float">
            <text:p>1769.47557743216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A10]*[.$C$1]" office:value-type="float" office:value="634.676266137041" calcext:value-type="float">
            <text:p>634.67626613704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Coober Pedy</text:p>
          </table:table-cell>
          <table:table-cell office:value-type="float" office:value="2178" calcext:value-type="float">
            <text:p>2178</text:p>
          </table:table-cell>
          <table:table-cell table:formula="of:=[.$H$1]*[.G10]" office:value-type="float" office:value="2183.52283719391" calcext:value-type="float">
            <text:p>2183.5228371939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11]*[.$C$1]" office:value-type="float" office:value="711.880172128434" calcext:value-type="float">
            <text:p>711.88017212843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Glendambo</text:p>
          </table:table-cell>
          <table:table-cell office:value-type="float" office:value="2432" calcext:value-type="float">
            <text:p>2432</text:p>
          </table:table-cell>
          <table:table-cell table:formula="of:=[.$H$1]*[.G11]" office:value-type="float" office:value="2438.16691462608" calcext:value-type="float">
            <text:p>2438.1669146260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A12]*[.$C$1]" office:value-type="float" office:value="736.946375372393" calcext:value-type="float">
            <text:p>736.94637537239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ort Augusta</text:p>
          </table:table-cell>
          <table:table-cell office:value-type="float" office:value="2719" calcext:value-type="float">
            <text:p>2719</text:p>
          </table:table-cell>
          <table:table-cell table:formula="of:=[.$H$1]*[.G12]" office:value-type="float" office:value="2725.89467140966" calcext:value-type="float">
            <text:p>2725.89467140966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A13]*[.$C$1]" office:value-type="float" office:value="828.187355180404" calcext:value-type="float">
            <text:p>828.18735518040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Adelaide</text:p>
          </table:table-cell>
          <table:table-cell office:value-type="float" office:value="3022" calcext:value-type="float">
            <text:p>3022</text:p>
          </table:table-cell>
          <table:table-cell table:formula="of:=[.$H$1]*[.G13]" office:value-type="float" office:value="3029.663" calcext:value-type="float">
            <text:p>3029.663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A14]*[.$C$1]" office:value-type="float" office:value="987.608407811983" calcext:value-type="float">
            <text:p>987.608407811983</text:p>
          </table:table-cell>
          <table:table-cell table:number-columns-repeated="6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formula="of:=[.A15]*[.$C$1]" office:value-type="float" office:value="1103.91559086395" calcext:value-type="float">
            <text:p>1103.91559086395</text:p>
          </table:table-cell>
          <table:table-cell table:number-columns-repeated="6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formula="of:=[.A16]*[.$C$1]" office:value-type="float" office:value="1213.20423700761" calcext:value-type="float">
            <text:p>1213.20423700761</text:p>
          </table:table-cell>
          <table:table-cell table:number-columns-repeated="6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formula="of:=[.A17]*[.$C$1]" office:value-type="float" office:value="1302.43992055611" calcext:value-type="float">
            <text:p>1302.43992055611</text:p>
          </table:table-cell>
          <table:table-cell table:number-columns-repeated="6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formula="of:=[.A18]*[.$C$1]" office:value-type="float" office:value="1388.66765971533" calcext:value-type="float">
            <text:p>1388.66765971533</text:p>
          </table:table-cell>
          <table:table-cell table:number-columns-repeated="6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formula="of:=[.A19]*[.$C$1]" office:value-type="float" office:value="1497.95630585899" calcext:value-type="float">
            <text:p>1497.95630585899</text:p>
          </table:table-cell>
          <table:table-cell table:number-columns-repeated="6"/>
        </table:table-row>
        <table:table-row table:style-name="ro1">
          <table:table-cell office:value-type="float" office:value="1691" calcext:value-type="float">
            <text:p>1691</text:p>
          </table:table-cell>
          <table:table-cell table:formula="of:=[.A20]*[.$C$1]" office:value-type="float" office:value="1695.47798742138" calcext:value-type="float">
            <text:p>1695.47798742138</text:p>
          </table:table-cell>
          <table:table-cell table:number-columns-repeated="6"/>
        </table:table-row>
        <table:table-row table:style-name="ro1">
          <table:table-cell office:value-type="float" office:value="1767" calcext:value-type="float">
            <text:p>1767</text:p>
          </table:table-cell>
          <table:table-cell table:formula="of:=[.A21]*[.$C$1]" office:value-type="float" office:value="1771.67924528302" calcext:value-type="float">
            <text:p>1771.67924528302</text:p>
          </table:table-cell>
          <table:table-cell table:number-columns-repeated="6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formula="of:=[.A22]*[.$C$1]" office:value-type="float" office:value="1950.15061238001" calcext:value-type="float">
            <text:p>1950.15061238001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formula="of:=[.A23]*[.$C$1]" office:value-type="float" office:value="2030.36246276068" calcext:value-type="float">
            <text:p>2030.36246276068</text:p>
          </table:table-cell>
          <table:table-cell table:number-columns-repeated="6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formula="of:=[.A24]*[.$C$1]" office:value-type="float" office:value="2183.7676266137" calcext:value-type="float">
            <text:p>2183.7676266137</text:p>
          </table:table-cell>
          <table:table-cell table:number-columns-repeated="6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formula="of:=[.A25]*[.$C$1]" office:value-type="float" office:value="2436.43495531281" calcext:value-type="float">
            <text:p>2436.43495531281</text:p>
          </table:table-cell>
          <table:table-cell table:number-columns-repeated="6"/>
        </table:table-row>
        <table:table-row table:style-name="ro1">
          <table:table-cell office:value-type="float" office:value="2543" calcext:value-type="float">
            <text:p>2543</text:p>
          </table:table-cell>
          <table:table-cell table:formula="of:=[.A26]*[.$C$1]" office:value-type="float" office:value="2549.7341939755" calcext:value-type="float">
            <text:p>2549.7341939755</text:p>
          </table:table-cell>
          <table:table-cell table:number-columns-repeated="6"/>
        </table:table-row>
        <table:table-row table:style-name="ro1">
          <table:table-cell office:value-type="float" office:value="2719" calcext:value-type="float">
            <text:p>2719</text:p>
          </table:table-cell>
          <table:table-cell table:formula="of:=[.A27]*[.$C$1]" office:value-type="float" office:value="2726.20026481298" calcext:value-type="float">
            <text:p>2726.20026481298</text:p>
          </table:table-cell>
          <table:table-cell table:number-columns-repeated="6"/>
        </table:table-row>
        <table:table-row table:style-name="ro1">
          <table:table-cell office:value-type="float" office:value="3021" calcext:value-type="float">
            <text:p>3021</text:p>
          </table:table-cell>
          <table:table-cell table:formula="of:=[.A28]*[.$C$1]" office:value-type="float" office:value="3029" calcext:value-type="float">
            <text:p>302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0">00/00/0000</text:date>, <text:time style:data-style-name="N2" text:time-value="23:34:49.0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1T02:52:34.765000000</meta:creation-date>
    <dc:date>2019-10-10T23:40:52.652000000</dc:date>
    <meta:editing-duration>PT13H14M25S</meta:editing-duration>
    <meta:editing-cycles>3</meta:editing-cycles>
    <meta:generator>LibreOffice/6.3.0.4$Windows_X86_64 LibreOffice_project/057fc023c990d676a43019934386b85b21a9ee99</meta:generator>
    <meta:document-statistic meta:table-count="1" meta:cell-count="101" meta:object-count="0"/>
  </office:meta>
</office:document-meta>
</file>